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color="#3465A4" fo:font-size="14pt" style:font-size-asian="14pt" style:font-size-complex="14pt"/>
    </style:style>
    <style:style style:name="P2" style:parent-style-name="Standard" style:family="paragraph">
      <style:text-properties fo:color="#3465A4" fo:font-size="14pt" style:font-size-asian="14pt" style:font-size-complex="14pt"/>
    </style:style>
    <style:style style:name="P3" style:parent-style-name="Standard" style:family="paragraph">
      <style:text-properties fo:color="#3465A4" fo:font-size="14pt" style:font-size-asian="14pt" style:font-size-complex="14pt"/>
    </style:style>
    <style:style style:name="P4" style:parent-style-name="Standard" style:family="paragraph">
      <style:text-properties fo:color="#3465A4" fo:font-size="14pt" style:font-size-asian="14pt" style:font-size-complex="14pt"/>
    </style:style>
    <style:style style:name="P5" style:parent-style-name="Standard" style:family="paragraph">
      <style:text-properties fo:color="#3465A4" fo:font-size="14pt" style:font-size-asian="14pt" style:font-size-complex="14pt"/>
    </style:style>
  </office:automatic-styles>
  <office:body>
    <office:text text:use-soft-page-breaks="true">
      <text:p text:style-name="P1">Présentation de l'outil HumHub</text:p>
      <text:p text:style-name="Standard">HumHub est une plateforme open-source dédiée à la gestion de réseaux sociaux et à la collaboration en ligne. Elle permet de créer des espaces privés ou publics pour des groupes, des équipes, ou des communautés, avec une interface sociale intuitive. HumHub permet de gérer des discussions, des publications, des fichiers et d’autres outils collaboratifs tout en facilitant la communication et l’échange entre les utilisateurs.</text:p>
      <text:p text:style-name="Standard"/>
      <text:p text:style-name="P2">Adéquation avec les critères du projet</text:p>
      <text:p text:style-name="Standard">Auto-hébergement :</text:p>
      <text:p text:style-name="Standard">HumHub peut être facilement installé sur un serveur local ou à distance.</text:p>
      <text:p text:style-name="Standard"/>
      <text:p text:style-name="Standard">Communauté active :</text:p>
      <text:p text:style-name="Standard">La plateforme bénéficie d’une communauté active ainsi qu’une entreprise derrière le projet, garantissant des mises à jour régulières, une documentation complète et une pérennité à long terme.</text:p>
      <text:p text:style-name="Standard"/>
      <text:p text:style-name="Standard">Fonctionnalités de micro-blogging :</text:p>
      <text:p text:style-name="Standard">HumHub permet aux utilisateurs de publier des statuts, des liens, des fichiers et d'autres types de contenus dans un flux d'activité. Ce système de publication ressemble à un micro-blogging, ce qui permet de republier des ressources externes (liens, articles, vidéos).</text:p>
      <text:p text:style-name="Standard"/>
      <text:p text:style-name="Standard">Interactions utilisateurs :</text:p>
      <text:p text:style-name="Standard">Les utilisateurs peuvent "liker", commenter, et interagir avec les publications, facilitant ainsi les discussions et l’engagement communautaire.</text:p>
      <text:p text:style-name="Standard"/>
      <text:p text:style-name="Standard">Classification :</text:p>
      <text:p text:style-name="Standard">HumHub propose un système de catégories et de groupes personnalisables.</text:p>
      <text:p text:style-name="Standard"/>
      <text:p text:style-name="Standard">Recherche :</text:p>
      <text:p text:style-name="Standard">Le moteur de recherche intégré permet de rechercher facilement du contenu, des utilisateurs et des groupes.</text:p>
      <text:p text:style-name="Standard"/>
      <text:p text:style-name="Standard">Authentification CAS :</text:p>
      <text:p text:style-name="Standard">Nécessite un proxy authentification</text:p>
      <text:p text:style-name="Standard"/>
      <text:p text:style-name="Standard">Promotion du contenu :</text:p>
      <text:p text:style-name="Standard">HumHub permet de promouvoir les publications en fonction de leur popularité et de leur interactivité via des vues, des likes et des commentaires.</text:p>
      <text:p text:style-name="Standard"/>
      <text:p text:style-name="P3">Travail réalisé</text:p>
      <text:p text:style-name="Standard">Installation et configuration de HumHub :</text:p>
      <text:p text:style-name="Standard"/>
      <text:p text:style-name="Standard">Mise en place de HumHub dans un environnement local via Docker pour faciliter l’installation.</text:p>
      <text:p text:style-name="Standard"/>
      <text:p text:style-name="Standard">L’installation a été rapide et simple grâce à l’utilisation de l’image Docker officielle.</text:p>
      <text:p text:style-name="Standard"/>
      <text:p text:style-name="Standard">Création d'un compte administrateur :</text:p>
      <text:p text:style-name="Standard">Aucun problème pour la création de comptes administrateurs, qui peuvent être réalisés directement depuis l’interface d'administration une fois l’installation terminée.</text:p>
      <text:p text:style-name="Standard"/>
      <text:p text:style-name="Standard">Exploration fonctionnelle de l'outil :</text:p>
      <text:p text:style-name="Standard"/>
      <text:soft-page-break/>
      <text:p text:style-name="Standard">Test des principales fonctionnalités de HumHub telles que les groupes collaboratifs, le micro-blogging, et la gestion des utilisateurs.</text:p>
      <text:p text:style-name="Standard"/>
      <text:p text:style-name="Standard">Compatibilité avec CAS :</text:p>
      <text:p text:style-name="Standard"/>
      <text:p text:style-name="Standard">Nécessite un proxy authentification</text:p>
      <text:p text:style-name="Standard"/>
      <text:p text:style-name="P4">Points Positifs</text:p>
      <text:p text:style-name="Standard">Installation facile et rapide :</text:p>
      <text:p text:style-name="Standard">L'installation via Docker a été fluide et simple, sans aucune difficulté majeure. HumHub est facile à installer et configure rapidement.</text:p>
      <text:p text:style-name="Standard"/>
      <text:p text:style-name="Standard">Modularité :</text:p>
      <text:p text:style-name="Standard">HumHub offre une grande flexibilité grâce à ses nombreux modules qui permettent d’ajouter des fonctionnalités selon les besoins. Ces modules couvrent des domaines variés, allant des fonctionnalités de groupe à des outils de communication et de collaboration.</text:p>
      <text:p text:style-name="Standard"/>
      <text:p text:style-name="Standard">Système de collaboration efficace :</text:p>
      <text:p text:style-name="Standard">Les fonctionnalités telles que les groupes collaboratifs, les forums, les calendriers, et les wikis sont parfaitement adaptées à une utilisation dans des équipes ou des communautés.</text:p>
      <text:p text:style-name="Standard"/>
      <text:p text:style-name="Standard">Interface intuitive :</text:p>
      <text:p text:style-name="Standard">L’interface utilisateur de HumHub est moderne et simple à prendre en main, avec un design clair et bien organisé, ce qui facilite l’utilisation pour les nouveaux utilisateurs.</text:p>
      <text:p text:style-name="Standard"/>
      <text:p text:style-name="P5">Points Négatifs</text:p>
      <text:p text:style-name="Standard">Modules payants :</text:p>
      <text:p text:style-name="Standard">Bien que HumHub soit principalement gratuit, certains modules additionnels peuvent être payants. Cela peut limiter l’accès à certaines fonctionnalités pour les utilisateurs à budget limité, notamment pour des modules de personnalisation avancée ou des outils spécialisés.</text:p>
      <text:p text:style-name="Standard"/>
      <text:p text:style-name="Standard">Moins de plugins comparés à d’autres plateformes :</text:p>
      <text:p text:style-name="Standard">Par rapport à d'autres solutions comme Discourse ou WordPress, HumHub dispose d'une offre de plugins moins étendu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mre yurttas</meta:initial-creator>
    <dc:creator>emre yurttas</dc:creator>
    <meta:creation-date>2025-05-06T09:40:00Z</meta:creation-date>
    <dc:date>2025-05-06T09:40:00Z</dc:date>
    <meta:template xlink:href="Normal.dotm" xlink:type="simple"/>
    <meta:editing-cycles>2</meta:editing-cycles>
    <meta:editing-duration>PT60S</meta:editing-duration>
    <meta:document-statistic meta:page-count="2" meta:paragraph-count="7" meta:word-count="579" meta:character-count="3761" meta:row-count="26" meta:non-whitespace-character-count="3189"/>
  </office:meta>
</office:document-meta>
</file>